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2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1.1307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5" table:number-columns-repeated="57" table:default-cell-style-name="Default"/>
        <table:table-row table:style-name="ro1">
          <table:table-cell table:style-name="ce11" office:value-type="string" calcext:value-type="string">
            <text:p>WEEK NO</text:p>
          </table:table-cell>
          <table:table-cell table:style-name="ce13" office:value-type="string" calcext:value-type="string">
            <text:p>DATE</text:p>
          </table:table-cell>
          <table:table-cell table:style-name="ce11" office:value-type="string" calcext:value-type="string">
            <text:p>VERSES</text:p>
            <text:p>COMPLETED</text:p>
          </table:table-cell>
          <table:table-cell table:style-name="ce11" office:value-type="string" calcext:value-type="string">
            <text:p>N VERSES</text:p>
            <text:p>TO COMPLETE</text:p>
          </table:table-cell>
          <table:table-cell table:style-name="ce11" office:value-type="string" calcext:value-type="string">
            <text:p>WHERE</text:p>
            <text:p>IS YOU</text:p>
          </table:table-cell>
          <table:table-cell table:style-name="ce11" office:value-type="string" calcext:value-type="string">
            <text:p>CUM VERSES</text:p>
            <text:p>COMPLETED</text:p>
          </table:table-cell>
          <table:table-cell table:style-name="ce11" office:value-type="string" calcext:value-type="string">
            <text:p>CUM VERSES</text:p>
            <text:p>SHOULD BE DONE</text:p>
          </table:table-cell>
          <table:table-cell table:style-name="ce11" office:value-type="string" calcext:value-type="string">
            <text:p>DIFF</text:p>
          </table:table-cell>
          <table:table-cell table:style-name="ce11"/>
          <table:table-cell table:style-name="ce11" office:value-type="string" calcext:value-type="string">
            <text:p>COME, FOLLOW ME SPOT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1" office:value-type="string" calcext:value-type="string">
            <text:p>Need to do at least 18/day to keep up with Come, Follow Me</text:p>
          </table:table-cell>
          <table:table-cell table:style-name="ce1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1]+[.C32]" office:value-type="float" office:value="2447" calcext:value-type="float">
            <text:p>2447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2]+[.C33]" office:value-type="float" office:value="2447" calcext:value-type="float">
            <text:p>2447</text:p>
          </table:table-cell>
          <table:table-cell office:value-type="float" office:value="2510" calcext:value-type="float">
            <text:p>2510</text:p>
          </table:table-cell>
          <table:table-cell table:formula="of:=[.F33]-[.G33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3]+[.C34]" office:value-type="float" office:value="2489" calcext:value-type="float">
            <text:p>2489</text:p>
          </table:table-cell>
          <table:table-cell office:value-type="float" office:value="2538" calcext:value-type="float">
            <text:p>2538</text:p>
          </table:table-cell>
          <table:table-cell table:formula="of:=[.F34]-[.G34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4]+[.C35]" office:value-type="float" office:value="2489" calcext:value-type="float">
            <text:p>2489</text:p>
          </table:table-cell>
          <table:table-cell office:value-type="float" office:value="2566" calcext:value-type="float">
            <text:p>2566</text:p>
          </table:table-cell>
          <table:table-cell table:formula="of:=[.F35]-[.G35]" office:value-type="float" office:value="-77" calcext:value-type="float">
            <text:p>-7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32</text:p>
          </table:table-cell>
          <table:table-cell table:formula="of:=[.F35]+[.C36]" office:value-type="float" office:value="2519" calcext:value-type="float">
            <text:p>2519</text:p>
          </table:table-cell>
          <table:table-cell office:value-type="float" office:value="2594" calcext:value-type="float">
            <text:p>2594</text:p>
          </table:table-cell>
          <table:table-cell table:formula="of:=[.F36]-[.G36]" office:value-type="float" office:value="-75" calcext:value-type="float">
            <text:p>-7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10</text:p>
          </table:table-cell>
          <table:table-cell table:formula="of:=[.F36]+[.C37]" office:value-type="float" office:value="2551" calcext:value-type="float">
            <text:p>2551</text:p>
          </table:table-cell>
          <table:table-cell office:value-type="float" office:value="2622" calcext:value-type="float">
            <text:p>2622</text:p>
          </table:table-cell>
          <table:table-cell table:formula="of:=[.F37]-[.G37]" office:value-type="float" office:value="-71" calcext:value-type="float">
            <text:p>-7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30</text:p>
          </table:table-cell>
          <table:table-cell table:formula="of:=[.F37]+[.C38]" office:value-type="float" office:value="2571" calcext:value-type="float">
            <text:p>2571</text:p>
          </table:table-cell>
          <table:table-cell office:value-type="float" office:value="2650" calcext:value-type="float">
            <text:p>2650</text:p>
          </table:table-cell>
          <table:table-cell table:formula="of:=[.F38]-[.G38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8]+[.C39]" office:value-type="float" office:value="2594" calcext:value-type="float">
            <text:p>2594</text:p>
          </table:table-cell>
          <table:table-cell office:value-type="float" office:value="2678" calcext:value-type="float">
            <text:p>2678</text:p>
          </table:table-cell>
          <table:table-cell table:formula="of:=[.F39]-[.G39]" office:value-type="float" office:value="-84" calcext:value-type="float">
            <text:p>-8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594" calcext:value-type="float">
            <text:p>2594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594" calcext:value-type="float">
            <text:p>2594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594" calcext:value-type="float">
            <text:p>2594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594" calcext:value-type="float">
            <text:p>2594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594" calcext:value-type="float">
            <text:p>2594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594" calcext:value-type="float">
            <text:p>2594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594" calcext:value-type="float">
            <text:p>2594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594" calcext:value-type="float">
            <text:p>2594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594" calcext:value-type="float">
            <text:p>2594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594" calcext:value-type="float">
            <text:p>2594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594" calcext:value-type="float">
            <text:p>2594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594" calcext:value-type="float">
            <text:p>2594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594" calcext:value-type="float">
            <text:p>2594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594" calcext:value-type="float">
            <text:p>2594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594" calcext:value-type="float">
            <text:p>2594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594" calcext:value-type="float">
            <text:p>2594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594" calcext:value-type="float">
            <text:p>2594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594" calcext:value-type="float">
            <text:p>2594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594" calcext:value-type="float">
            <text:p>2594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594" calcext:value-type="float">
            <text:p>2594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594" calcext:value-type="float">
            <text:p>2594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594" calcext:value-type="float">
            <text:p>2594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594" calcext:value-type="float">
            <text:p>2594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594" calcext:value-type="float">
            <text:p>2594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594" calcext:value-type="float">
            <text:p>2594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594" calcext:value-type="float">
            <text:p>2594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594" calcext:value-type="float">
            <text:p>2594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594" calcext:value-type="float">
            <text:p>2594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594" calcext:value-type="float">
            <text:p>2594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594" calcext:value-type="float">
            <text:p>2594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594" calcext:value-type="float">
            <text:p>2594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594" calcext:value-type="float">
            <text:p>2594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594" calcext:value-type="float">
            <text:p>2594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594" calcext:value-type="float">
            <text:p>2594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594" calcext:value-type="float">
            <text:p>2594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594" calcext:value-type="float">
            <text:p>2594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594" calcext:value-type="float">
            <text:p>2594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594" calcext:value-type="float">
            <text:p>2594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594" calcext:value-type="float">
            <text:p>2594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594" calcext:value-type="float">
            <text:p>2594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594" calcext:value-type="float">
            <text:p>2594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594" calcext:value-type="float">
            <text:p>2594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594" calcext:value-type="float">
            <text:p>2594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594" calcext:value-type="float">
            <text:p>2594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594" calcext:value-type="float">
            <text:p>2594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594" calcext:value-type="float">
            <text:p>2594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594" calcext:value-type="float">
            <text:p>2594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594" calcext:value-type="float">
            <text:p>2594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594" calcext:value-type="float">
            <text:p>2594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594" calcext:value-type="float">
            <text:p>2594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594" calcext:value-type="float">
            <text:p>2594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594" calcext:value-type="float">
            <text:p>2594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594" calcext:value-type="float">
            <text:p>2594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594" calcext:value-type="float">
            <text:p>2594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594" calcext:value-type="float">
            <text:p>2594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594" calcext:value-type="float">
            <text:p>2594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594" calcext:value-type="float">
            <text:p>2594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594" calcext:value-type="float">
            <text:p>2594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594" calcext:value-type="float">
            <text:p>2594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594" calcext:value-type="float">
            <text:p>2594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594" calcext:value-type="float">
            <text:p>2594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594" calcext:value-type="float">
            <text:p>2594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594" calcext:value-type="float">
            <text:p>2594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594" calcext:value-type="float">
            <text:p>2594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594" calcext:value-type="float">
            <text:p>2594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594" calcext:value-type="float">
            <text:p>2594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594" calcext:value-type="float">
            <text:p>2594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594" calcext:value-type="float">
            <text:p>2594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594" calcext:value-type="float">
            <text:p>2594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594" calcext:value-type="float">
            <text:p>2594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594" calcext:value-type="float">
            <text:p>2594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594" calcext:value-type="float">
            <text:p>2594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594" calcext:value-type="float">
            <text:p>2594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594" calcext:value-type="float">
            <text:p>2594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594" calcext:value-type="float">
            <text:p>2594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594" calcext:value-type="float">
            <text:p>2594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594" calcext:value-type="float">
            <text:p>2594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594" calcext:value-type="float">
            <text:p>2594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594" calcext:value-type="float">
            <text:p>2594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594" calcext:value-type="float">
            <text:p>2594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594" calcext:value-type="float">
            <text:p>2594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594" calcext:value-type="float">
            <text:p>2594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594" calcext:value-type="float">
            <text:p>2594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594" calcext:value-type="float">
            <text:p>2594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594" calcext:value-type="float">
            <text:p>2594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594" calcext:value-type="float">
            <text:p>2594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594" calcext:value-type="float">
            <text:p>2594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594" calcext:value-type="float">
            <text:p>2594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594" calcext:value-type="float">
            <text:p>2594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594" calcext:value-type="float">
            <text:p>2594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594" calcext:value-type="float">
            <text:p>2594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594" calcext:value-type="float">
            <text:p>2594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594" calcext:value-type="float">
            <text:p>2594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594" calcext:value-type="float">
            <text:p>2594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594" calcext:value-type="float">
            <text:p>2594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594" calcext:value-type="float">
            <text:p>2594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594" calcext:value-type="float">
            <text:p>2594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594" calcext:value-type="float">
            <text:p>2594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594" calcext:value-type="float">
            <text:p>2594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594" calcext:value-type="float">
            <text:p>2594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594" calcext:value-type="float">
            <text:p>2594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594" calcext:value-type="float">
            <text:p>2594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594" calcext:value-type="float">
            <text:p>2594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594" calcext:value-type="float">
            <text:p>2594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594" calcext:value-type="float">
            <text:p>2594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594" calcext:value-type="float">
            <text:p>2594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594" calcext:value-type="float">
            <text:p>2594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594" calcext:value-type="float">
            <text:p>2594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594" calcext:value-type="float">
            <text:p>2594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594" calcext:value-type="float">
            <text:p>2594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594" calcext:value-type="float">
            <text:p>2594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594" calcext:value-type="float">
            <text:p>2594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594" calcext:value-type="float">
            <text:p>2594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594" calcext:value-type="float">
            <text:p>2594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594" calcext:value-type="float">
            <text:p>2594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594" calcext:value-type="float">
            <text:p>2594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594" calcext:value-type="float">
            <text:p>2594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594" calcext:value-type="float">
            <text:p>2594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594" calcext:value-type="float">
            <text:p>2594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594" calcext:value-type="float">
            <text:p>2594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594" calcext:value-type="float">
            <text:p>2594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594" calcext:value-type="float">
            <text:p>2594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594" calcext:value-type="float">
            <text:p>2594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594" calcext:value-type="float">
            <text:p>2594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594" calcext:value-type="float">
            <text:p>2594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594" calcext:value-type="float">
            <text:p>2594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594" calcext:value-type="float">
            <text:p>2594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594" calcext:value-type="float">
            <text:p>2594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594" calcext:value-type="float">
            <text:p>2594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594" calcext:value-type="float">
            <text:p>2594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594" calcext:value-type="float">
            <text:p>2594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594" calcext:value-type="float">
            <text:p>2594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594" calcext:value-type="float">
            <text:p>2594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594" calcext:value-type="float">
            <text:p>2594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594" calcext:value-type="float">
            <text:p>2594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594" calcext:value-type="float">
            <text:p>2594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594" calcext:value-type="float">
            <text:p>2594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594" calcext:value-type="float">
            <text:p>2594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594" calcext:value-type="float">
            <text:p>2594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594" calcext:value-type="float">
            <text:p>2594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594" calcext:value-type="float">
            <text:p>2594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594" calcext:value-type="float">
            <text:p>2594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594" calcext:value-type="float">
            <text:p>2594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594" calcext:value-type="float">
            <text:p>2594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594" calcext:value-type="float">
            <text:p>2594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594" calcext:value-type="float">
            <text:p>2594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07:32:35.061817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8-07T07:33:15.075350169</dc:date>
    <meta:editing-duration>PT19H53M57S</meta:editing-duration>
    <meta:editing-cycles>52</meta:editing-cycles>
    <meta:document-statistic meta:table-count="1" meta:cell-count="882" meta:object-count="0"/>
  </office:meta>
</office:document-meta>
</file>